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FE2E5" style:vertical-align="middle" fo:background-color="transparent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2pt solid #DFE2E5" style:vertical-align="middle" fo:background-color="#DDEBF7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5" style:family="table-cell" style:parent-style-name="Default" style:data-style-name="N0">
      <style:table-cell-properties fo:border="2pt solid #DFE2E5" style:vertical-align="middle" fo:background-color="#E2EFDA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6" style:family="table-cell" style:parent-style-name="Default" style:data-style-name="N0">
      <style:table-cell-properties fo:border="2pt solid #DFE2E5" style:vertical-align="middle" fo:background-color="#FCE4D6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7" style:family="table-cell" style:parent-style-name="Default" style:data-style-name="N0">
      <style:table-cell-properties fo:border-top="none" fo:border-bottom="2pt solid #DFE2E5" fo:border-left="2pt solid #DFE2E5" fo:border-right="2pt solid #DFE2E5" style:vertical-align="middle" fo:background-color="#C9C9C9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8" style:family="table-cell" style:parent-style-name="Default" style:data-style-name="N0">
      <style:table-cell-properties fo:border="2pt solid #DFE2E5" style:vertical-align="middle" fo:background-color="#FFF2CC" style:repeat-content="false"/>
      <style:paragraph-properties fo:text-align="start" fo:margin-left="0cm"/>
      <style:text-properties fo:color="#24292E" style:font-name="Segoe UI" style:font-name-asian="Segoe UI" style:font-name-complex="Segoe UI" fo:font-size="9pt" style:font-size-asian="9pt" style:font-size-complex="9pt"/>
    </style:style>
    <style:style style:name="ce9" style:family="table-cell" style:parent-style-name="Default" style:data-style-name="N0">
      <style:text-properties style:font-name="Segoe UI" style:font-name-asian="Segoe UI" style:font-name-complex="Segoe UI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11.4035416666667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3.38666666666667cm"/>
    </style:style>
    <style:style style:name="co12" style:family="table-column">
      <style:table-column-properties fo:break-before="auto" style:column-width="4.153958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2.43416666666667cm"/>
    </style:style>
    <style:style style:name="co16" style:family="table-column">
      <style:table-column-properties fo:break-before="auto" style:column-width="11.64166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4.07458333333333cm"/>
    </style:style>
    <style:style style:name="co20" style:family="table-column">
      <style:table-column-properties fo:break-before="auto" style:column-width="4.445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2.35479166666667cm"/>
    </style:style>
    <style:style style:name="co23" style:family="table-column">
      <style:table-column-properties fo:break-before="auto" style:column-width="3.94229166666667cm"/>
    </style:style>
    <style:style style:name="co24" style:family="table-column">
      <style:table-column-properties fo:break-before="auto" style:column-width="11.721041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3.91583333333333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2.24895833333333cm"/>
    </style:style>
    <style:style style:name="co29" style:family="table-column">
      <style:table-column-properties fo:break-before="auto" style:column-width="3.65125cm"/>
    </style:style>
    <style:style style:name="co30" style:family="table-column">
      <style:table-column-properties fo:break-before="auto" style:column-width="2.40770833333333cm"/>
    </style:style>
    <style:style style:name="co31" style:family="table-column">
      <style:table-column-properties fo:break-before="auto" style:column-width="4.39208333333333cm"/>
    </style:style>
    <style:style style:name="co32" style:family="table-column">
      <style:table-column-properties fo:break-before="auto" style:column-width="3.14854166666667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2.460625cm"/>
    </style:style>
    <style:style style:name="co36" style:family="table-column">
      <style:table-column-properties fo:break-before="auto" style:column-width="4.10104166666667cm"/>
    </style:style>
    <style:style style:name="co37" style:family="table-column">
      <style:table-column-properties fo:break-before="auto" style:column-width="4.49791666666667cm"/>
    </style:style>
    <style:style style:name="co38" style:family="table-column">
      <style:table-column-properties fo:break-before="auto" style:column-width="3.28083333333333cm"/>
    </style:style>
    <style:style style:name="co39" style:family="table-column">
      <style:table-column-properties fo:break-before="auto" style:column-width="2.2225cm"/>
    </style:style>
    <style:style style:name="co40" style:family="table-column">
      <style:table-column-properties fo:break-before="auto" style:column-width="3.67770833333333cm"/>
    </style:style>
    <style:style style:name="co41" style:family="table-column">
      <style:table-column-properties fo:break-before="auto" style:column-width="3.99520833333333cm"/>
    </style:style>
    <style:style style:name="co42" style:family="table-column">
      <style:table-column-properties fo:break-before="auto" style:column-width="4.78895833333333cm"/>
    </style:style>
    <style:style style:name="co43" style:family="table-column">
      <style:table-column-properties fo:break-before="auto" style:column-width="3.095625cm"/>
    </style:style>
    <style:style style:name="co44" style:family="table-column">
      <style:table-column-properties fo:break-before="auto" style:column-width="2.16958333333333cm"/>
    </style:style>
    <style:style style:name="co45" style:family="table-column">
      <style:table-column-properties fo:break-before="auto" style:column-width="11.509375cm"/>
    </style:style>
    <style:style style:name="co46" style:family="table-column">
      <style:table-column-properties fo:break-before="auto" style:column-width="1.666875cm"/>
    </style:style>
    <style:style style:name="co47" style:family="table-column">
      <style:table-column-properties fo:break-before="auto" style:column-width="4.41854166666667cm"/>
    </style:style>
    <style:style style:name="co48" style:family="table-column">
      <style:table-column-properties fo:break-before="auto" style:column-width="3.22791666666667cm"/>
    </style:style>
    <style:style style:name="co49" style:family="table-column">
      <style:table-column-properties fo:break-before="auto" style:column-width="2.32833333333333cm"/>
    </style:style>
    <style:style style:name="co50" style:family="table-column">
      <style:table-column-properties fo:break-before="auto" style:column-width="1.21708333333333cm"/>
    </style:style>
    <style:style style:name="co51" style:family="table-column">
      <style:table-column-properties fo:break-before="auto" style:column-width="1.640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00_AD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000 AD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1, C3, C4, C18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2, C5, C6, C7, C8, C9, C10, C11, C12, C13, C14, C15, C16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3, D4, D5, D6, D7, D8, D9, D10, D11, D12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1, J2, J3, J4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1, R4, R1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2, R5, R8, R40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3, R10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2F</text:p>
          </table:table-cell>
          <table:table-cell office:value-type="string" table:style-name="ce2">
            <text:p>Metal Film Resistors - Through Hole 49.9Kohms 1% 100PPM</text:p>
          </table:table-cell>
          <table:table-cell office:value-type="string" table:style-name="ce2">
            <text:p>49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6, R18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1F</text:p>
          </table:table-cell>
          <table:table-cell office:value-type="string" table:style-name="ce2">
            <text:p>Metal Film Resistors - Through Hole 4.99Kohms 1% 100PPM</text:p>
          </table:table-cell>
          <table:table-cell office:value-type="string" table:style-name="ce2">
            <text:p>4.9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R7, R9, R12, R13, R14, R15, R17, R19, R20, R21, R22, R23, R24, R25, R26, R27, R28, R29, R30, R31, R32, R33, R34, R35, R36, R37, R38, R41, R43, R45, R47, R48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39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42, R44, R4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7-GAIN1, R9-BIAS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Pot_Alpha</text:p>
          </table:table-cell>
          <table:table-cell office:value-type="string" table:style-name="ce2">
            <text:p>Right Angle B10K Alpha 9mm Potentiometer</text:p>
          </table:table-cell>
          <table:table-cell office:value-type="string" table:style-name="ce2">
            <text:p>B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1, U2, U3, U5, U6, U7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8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SN74HC148N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SN74HC148N</text:p>
          </table:table-cell>
          <table:table-cell office:value-type="string" table:style-name="ce2">
            <text:p>Encoders, Decoders, Multiplexers &amp; Demultiplexers 8-to-3 Line Priority</text:p>
          </table:table-cell>
          <table:table-cell table:style-name="ce2"/>
          <table:table-cell office:value-type="string" table:style-name="ce2">
            <text:p>DIP-16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9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9L05ACP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9L05ACP</text:p>
          </table:table-cell>
          <table:table-cell office:value-type="string" table:style-name="ce2">
            <text:p>Linear Voltage Regulators 5V 100mA Negative</text:p>
          </table:table-cell>
          <table:table-cell table:style-name="ce2"/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0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0-PCB</text:p>
          </table:table-cell>
          <table:table-cell office:value-type="string" table:style-name="ce2">
            <text:p>LZX Industries Castle 000 ADC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0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0-FPN</text:p>
          </table:table-cell>
          <table:table-cell office:value-type="string" table:style-name="ce2">
            <text:p>LZX Industries Castle 000 ADC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53" table:style-name="ro3">
          <table:table-cell table:number-columns-repeated="16384"/>
        </table:table-row>
      </table:table>
      <table:table table:name="001_DAC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001 DA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2, C6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3, C7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J1, J2, J3, J4, J5, J6, J7, J8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1, R15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2, R1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3, R4, R5, R6, R7, R8, R11, R1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9, R10, R12, R13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1F</text:p>
          </table:table-cell>
          <table:table-cell office:value-type="string" table:style-name="ce2">
            <text:p>Metal Film Resistors - Through Hole 4.99Kohms 1% 100PPM</text:p>
          </table:table-cell>
          <table:table-cell office:value-type="string" table:style-name="ce2">
            <text:p>4.9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1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1-PCB</text:p>
          </table:table-cell>
          <table:table-cell office:value-type="string" table:style-name="ce2">
            <text:p>LZX Industries Castle 001 DAC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1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1-FPN</text:p>
          </table:table-cell>
          <table:table-cell office:value-type="string" table:style-name="ce2">
            <text:p>LZX Industries Castle 001 DAC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61" table:style-name="ro3">
          <table:table-cell table:number-columns-repeated="16384"/>
        </table:table-row>
      </table:table>
      <table:table table:name="010_Clock_VCO" table:style-name="ta2"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010 Clock VC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1, C3, C4, C5, C8, C9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2, C6, C10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4</text:p>
          </table:table-cell>
          <table:table-cell office:value-type="string" table:style-name="ce2">
            <text:p>TDK</text:p>
          </table:table-cell>
          <table:table-cell office:value-type="string" table:style-name="ce2">
            <text:p>FK16C0G1H104J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810-FK16C0G1H104J</text:p>
          </table:table-cell>
          <table:table-cell office:value-type="string" table:style-name="ce2">
            <text:p>Multilayer Ceramic Capacitors MLCC - Leaded 0.1uF 50volts C0G +/-5%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1</text:p>
          </table:table-cell>
          <table:table-cell office:value-type="string" table:style-name="ce2">
            <text:p>Vishay / BC Components</text:p>
          </table:table-cell>
          <table:table-cell office:value-type="string" table:style-name="ce2">
            <text:p>K102J15C0GF53L2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4-K102J15C0GF53L2</text:p>
          </table:table-cell>
          <table:table-cell office:value-type="string" table:style-name="ce2">
            <text:p>Multilayer Ceramic Capacitors MLCC - Leaded 1000pF 50volts 5% C0G 2.5mm LS</text:p>
          </table:table-cell>
          <table:table-cell office:value-type="string" table:style-name="ce2">
            <text:p>1n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2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C0G470J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C0G470J050B</text:p>
          </table:table-cell>
          <table:table-cell office:value-type="string" table:style-name="ce2">
            <text:p>Multilayer Ceramic Capacitors MLCC - Leaded 47pF 50volts C0G 5% 5.0mm L/S</text:p>
          </table:table-cell>
          <table:table-cell office:value-type="string" table:style-name="ce2">
            <text:p>47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3, D4, D5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1N4148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148</text:p>
          </table:table-cell>
          <table:table-cell office:value-type="string" table:style-name="ce2">
            <text:p>Diodes - General Purpose, Power, Switching 100V Io/200m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2, J3, J4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Q1, Q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2N3904BU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2N3904BU</text:p>
          </table:table-cell>
          <table:table-cell office:value-type="string" table:style-name="ce2">
            <text:p>Bipolar Transistors - BJT NPN Transistor General Purpos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1, R1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2, R18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3, R13, R17, R19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4, R1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5, R8, R10, R11, R12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7, R20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1F</text:p>
          </table:table-cell>
          <table:table-cell office:value-type="string" table:style-name="ce2">
            <text:p>Metal Film Resistors - Through Hole 4.99Kohms 1% 100PPM</text:p>
          </table:table-cell>
          <table:table-cell office:value-type="string" table:style-name="ce2">
            <text:p>4.9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5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7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702F</text:p>
          </table:table-cell>
          <table:table-cell office:value-type="string" table:style-name="ce2">
            <text:p>Metal Film Resistors - Through Hole 47Kohms 1% 100PPM</text:p>
          </table:table-cell>
          <table:table-cell office:value-type="string" table:style-name="ce2">
            <text:p>47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1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MFR-25FRF52-4M7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03-MFR-25FRF52-4M7</text:p>
          </table:table-cell>
          <table:table-cell office:value-type="string" table:style-name="ce2">
            <text:p>Metal Film Resistors - Through Hole 4.7M OHM 1/4W 1%</text:p>
          </table:table-cell>
          <table:table-cell office:value-type="string" table:style-name="ce2">
            <text:p>4.7M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6-CV, R9-Freq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Pot_Alpha</text:p>
          </table:table-cell>
          <table:table-cell office:value-type="string" table:style-name="ce2">
            <text:p>Right Angle B10K Alpha 9mm Potentiometer</text:p>
          </table:table-cell>
          <table:table-cell office:value-type="string" table:style-name="ce2">
            <text:p>B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1</text:p>
          </table:table-cell>
          <table:table-cell office:value-type="string" table:style-name="ce2">
            <text:p>E-Switch</text:p>
          </table:table-cell>
          <table:table-cell office:value-type="string" table:style-name="ce2">
            <text:p>100SP1T1B1M2QEH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12-100-A1121</text:p>
          </table:table-cell>
          <table:table-cell office:value-type="string" table:style-name="ce2">
            <text:p>Toggle Switches SPDT ON-ON PC MN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2</text:p>
          </table:table-cell>
          <table:table-cell office:value-type="string" table:style-name="ce2">
            <text:p>E-Switch</text:p>
          </table:table-cell>
          <table:table-cell office:value-type="string" table:style-name="ce2">
            <text:p>100SP3T1B1M1QEH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12-100-C1111</text:p>
          </table:table-cell>
          <table:table-cell office:value-type="string" table:style-name="ce2">
            <text:p>Toggle Switches SPDT ON-OFF-ON SLD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CD4046BE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CD4046BE</text:p>
          </table:table-cell>
          <table:table-cell office:value-type="string" table:style-name="ce2">
            <text:p>Phase Locked Loops - PLL PLL w/ VCO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6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3, U4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2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2-PCB</text:p>
          </table:table-cell>
          <table:table-cell office:value-type="string" table:style-name="ce2">
            <text:p>LZX Industries Castle 010 Clock VCO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2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2-FPN</text:p>
          </table:table-cell>
          <table:table-cell office:value-type="string" table:style-name="ce2">
            <text:p>LZX Industries Castle 010 Clock VCO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47" table:style-name="ro3">
          <table:table-cell table:number-columns-repeated="16384"/>
        </table:table-row>
      </table:table>
      <table:table table:name="011_Shift_Register" table:style-name="ta3">
        <table:table-column table:style-name="co1" table:number-columns-repeated="2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3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011 Shift Regist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1, C2, C4, C13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3, C5, C6, C7, C8, C9, C10, C11, C12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3, D4, D5, D6, D7, D8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1, J2, J3, J4, J6, J7, J8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R1, R2, R3, R4, R12, R14, R1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R5, R6, R7, R8, R17, R18, R19, R20, R22, R24, R26, R28, R29, R30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9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10, R11, R13, R15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21, R23, R25, R27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1, U3, U4, U5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6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CD4015BE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CD4015BE</text:p>
          </table:table-cell>
          <table:table-cell office:value-type="string" table:style-name="ce2">
            <text:p>Counter Shift Registers Dual 4-Stage Static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6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3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3-PCB</text:p>
          </table:table-cell>
          <table:table-cell office:value-type="string" table:style-name="ce2">
            <text:p>LZX Industries Castle 011 Shift Register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3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3-FPN</text:p>
          </table:table-cell>
          <table:table-cell office:value-type="string" table:style-name="ce2">
            <text:p>LZX Industries Castle 011 Shift Register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57" table:style-name="ro3">
          <table:table-cell table:number-columns-repeated="16384"/>
        </table:table-row>
        <table:named-expressions>
          <table:named-range table:name="Print_Area" table:cell-range-address="011_Shift_Register.$A$1:011_Shift_Register.$L$19" table:base-cell-address="011_Shift_Register.$A$1"/>
        </table:named-expressions>
      </table:table>
      <table:table table:name="100_Multi_Gate" table:style-name="ta1">
        <table:table-column table:style-name="co1" table:number-columns-repeated="2" table:default-cell-style-name="ce1"/>
        <table:table-column table:style-name="co2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35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100 Multi Gat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1, C2, C3, C15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4, C5, C6, C7, C8, C9, C10, C11, C12, C13, C14, C18, C19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3, D4, D5, D6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J1, J2, J3, J4, J5, J6, J8, J9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1, R7, R16, R17, R19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2, R3, R4, R5, R6, R8, R18, R20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5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9, R10, R11, R12, R13, R14, R21, R22, R23, R25, R27, R29, R31, R33, R35, R3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24, R26, R28, R30, R32, R3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1, U3, U4, U8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5, U6, U7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SN74HC00N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SN74HC00N</text:p>
          </table:table-cell>
          <table:table-cell office:value-type="string" table:style-name="ce2">
            <text:p>Logic Gates Quad 2-Input NAND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4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9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TL072IP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TL072IP</text:p>
          </table:table-cell>
          <table:table-cell office:value-type="string" table:style-name="ce2">
            <text:p>Operational Amplifiers - Op Amps Dual JFET In Low N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4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4-PCB</text:p>
          </table:table-cell>
          <table:table-cell office:value-type="string" table:style-name="ce2">
            <text:p>LZX Industries Castle 100 Multi Gate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4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4-FPN</text:p>
          </table:table-cell>
          <table:table-cell office:value-type="string" table:style-name="ce2">
            <text:p>LZX Industries Castle 100 Multi Gate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56" table:style-name="ro3">
          <table:table-cell table:number-columns-repeated="16384"/>
        </table:table-row>
      </table:table>
      <table:table table:name="101_Quad_Gate" table:style-name="ta3">
        <table:table-column table:style-name="co1" table:number-columns-repeated="2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24" table:default-cell-style-name="ce3"/>
        <table:table-column table:style-name="co1" table:number-columns-repeated="2" table:default-cell-style-name="ce3"/>
        <table:table-column table:style-name="co15" table:default-cell-style-name="ce3"/>
        <table:table-column table:style-name="co11" table:default-cell-style-name="ce3"/>
        <table:table-column table:style-name="co1" table:number-columns-repeated="16372" table:default-cell-style-name="ce3"/>
        <table:table-row table:style-name="ro1">
          <table:table-cell office:value-type="string" table:style-name="ce9">
            <text:p>101 Quad Gate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1, C2, C3, C15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C4, C5, C6, C7, C8, C9, C10, C11, C12, C13, C14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D3, D4, D5, D6, D7, D8, D9, D10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J1, J2, J3, J4, J6, J7, J8, J9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1, R4, R6, R7, R19, R21, R23, R25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2, R3, R8, R9, R10, R11, R13, R14, R15, R26, R27, R28, R29, R30, R31, R33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5, R12, R32, R3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17, R18, R20, R22, R2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1, U3, U5, U7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TL072IP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TL072IP</text:p>
          </table:table-cell>
          <table:table-cell office:value-type="string" table:style-name="ce2">
            <text:p>Operational Amplifiers - Op Amps Dual JFET In Low N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6*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CD4070BE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CD4070BE</text:p>
          </table:table-cell>
          <table:table-cell office:value-type="string" table:style-name="ce2">
            <text:p>Logic Gates Quad Exclusiv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4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5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5-PCB</text:p>
          </table:table-cell>
          <table:table-cell office:value-type="string" table:style-name="ce2">
            <text:p>LZX Industries Castle 101 Quad Gate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5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5-FPN</text:p>
          </table:table-cell>
          <table:table-cell office:value-type="string" table:style-name="ce2">
            <text:p>LZX Industries Castle 101 Quad Gate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2" table:style-name="ro2">
          <table:table-cell table:number-columns-repeated="12" table:style-name="ce2"/>
          <table:table-cell table:number-columns-repeated="16372"/>
        </table:table-row>
        <table:table-row table:style-name="ro2">
          <table:table-cell table:number-columns-repeated="2" table:style-name="ce2"/>
          <table:table-cell office:value-type="string" table:style-name="ce2">
            <text:p>*U6 Alternates</text:p>
          </table:table-cell>
          <table:table-cell table:number-columns-repeated="9" table:style-name="ce2"/>
          <table:table-cell table:number-columns-repeated="16372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6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CD4011BE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CD4011BE</text:p>
          </table:table-cell>
          <table:table-cell office:value-type="string" table:style-name="ce2">
            <text:p>Logic Gates Quad 2-Input NAND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4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6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CD4001BE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CD4001BE</text:p>
          </table:table-cell>
          <table:table-cell office:value-type="string" table:style-name="ce2">
            <text:p>Logic Gates Quad 2-Input NO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3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number-rows-repeated="1048551" table:style-name="ro3">
          <table:table-cell table:number-columns-repeated="16384"/>
        </table:table-row>
      </table:table>
      <table:table table:name="110_Counter" table:style-name="ta3">
        <table:table-column table:style-name="co1" table:number-columns-repeated="2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8" table:default-cell-style-name="ce3"/>
        <table:table-column table:style-name="co46" table:default-cell-style-name="ce3"/>
        <table:table-column table:style-name="co5" table:default-cell-style-name="ce3"/>
        <table:table-column table:style-name="co41" table:default-cell-style-name="ce3"/>
        <table:table-column table:style-name="co1" table:number-columns-repeated="16372" table:default-cell-style-name="ce3"/>
        <table:table-row table:style-name="ro1">
          <table:table-cell office:value-type="string" table:style-name="ce9">
            <text:p>110 Counter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C1, C3, C5, C6, C7, C8, C9, C10, C11, C12, C13, C14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2, C4, C15, C16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3, D4, D5, D6, D7, D8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J1, J2, J3, J4, J5, J7, J8, J9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1, R2, R3, R4, R5, R14, R16, R18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6, R7, R8, R9, R10, R19, R20, R21, R22, R24, R26, R28, R30, R32, R33, R3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23, R25, R27, R29, R31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1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12, R13, R15, R17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1, U3, U5, U6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TL072IP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TL072IP</text:p>
          </table:table-cell>
          <table:table-cell office:value-type="string" table:style-name="ce2">
            <text:p>Operational Amplifiers - Op Amps Dual JFET In Low N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7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SN74HC191N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SN74HC191N</text:p>
          </table:table-cell>
          <table:table-cell office:value-type="string" table:style-name="ce2">
            <text:p>Counter ICs 4-Bit Sync UpDn Bnry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16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6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6-PCB</text:p>
          </table:table-cell>
          <table:table-cell office:value-type="string" table:style-name="ce2">
            <text:p>LZX Industries Castle 110 Counter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6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6-FPN</text:p>
          </table:table-cell>
          <table:table-cell office:value-type="string" table:style-name="ce2">
            <text:p>LZX Industries Castle 110 Counter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56" table:style-name="ro3">
          <table:table-cell table:number-columns-repeated="16384"/>
        </table:table-row>
      </table:table>
      <table:table table:name="111_D_Flip_Flop" table:style-name="ta3">
        <table:table-column table:style-name="co1" table:number-columns-repeated="2" table:default-cell-style-name="ce1"/>
        <table:table-column table:style-name="co4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1" table:default-cell-style-name="ce1"/>
        <table:table-column table:style-name="co45" table:default-cell-style-name="ce1"/>
        <table:table-column table:style-name="co50" table:default-cell-style-name="ce1"/>
        <table:table-column table:style-name="co51" table:default-cell-style-name="ce1"/>
        <table:table-column table:style-name="co10" table:default-cell-style-name="ce1"/>
        <table:table-column table:style-name="co4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111 D Flip Flo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ine Item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Reference Designators</text:p>
          </table:table-cell>
          <table:table-cell office:value-type="string" table:style-name="ce7">
            <text:p>Manufacturer</text:p>
          </table:table-cell>
          <table:table-cell office:value-type="string" table:style-name="ce7">
            <text:p>Manufacturer P/N</text:p>
          </table:table-cell>
          <table:table-cell office:value-type="string" table:style-name="ce7">
            <text:p>Vendor</text:p>
          </table:table-cell>
          <table:table-cell office:value-type="string" table:style-name="ce7">
            <text:p>Vendor P/N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Part Type</text:p>
          </table:table-cell>
          <table:table-cell office:value-type="string" table:style-name="ce7">
            <text:p>Assembly Location</text:p>
          </table:table-cell>
          <table:table-cell table:number-columns-repeated="1637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1, C2, C3, C4</text:p>
          </table:table-cell>
          <table:table-cell office:value-type="string" table:style-name="ce2">
            <text:p>Panasonic</text:p>
          </table:table-cell>
          <table:table-cell office:value-type="string" table:style-name="ce2">
            <text:p>ECE-A1VKS100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7-ECE-A1VKS100</text:p>
          </table:table-cell>
          <table:table-cell office:value-type="string" table:style-name="ce2">
            <text:p>Aluminum Electrolytic Capacitors - Leaded 10UF 35V KS RADIAL</text:p>
          </table:table-cell>
          <table:table-cell office:value-type="string" table:style-name="ce2">
            <text:p>10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C6, C8, C10, C11, C12, C13, C14, C15, C16, C17</text:p>
          </table:table-cell>
          <table:table-cell office:value-type="string" table:style-name="ce2">
            <text:p>Vishay / Sprague</text:p>
          </table:table-cell>
          <table:table-cell office:value-type="string" table:style-name="ce2">
            <text:p>1C10Z5U104M050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75-1C10Z5U104M050B</text:p>
          </table:table-cell>
          <table:table-cell office:value-type="string" table:style-name="ce2">
            <text:p>Multilayer Ceramic Capacitors MLCC - Leaded 0.1uF 50volts Z5U 20% 2.5mm L/S</text:p>
          </table:table-cell>
          <table:table-cell office:value-type="string" table:style-name="ce2">
            <text:p>0.1 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1, D2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1N400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1N4001</text:p>
          </table:table-cell>
          <table:table-cell office:value-type="string" table:style-name="ce2">
            <text:p>Rectifiers Vr/50V Io/1A T/R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41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3, D4, D5, D6, D7, D8, D9, D10, D11, D12</text:p>
          </table:table-cell>
          <table:table-cell office:value-type="string" table:style-name="ce2">
            <text:p>STMicroelectronics</text:p>
          </table:table-cell>
          <table:table-cell office:value-type="string" table:style-name="ce2">
            <text:p>1N57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1-1N5711</text:p>
          </table:table-cell>
          <table:table-cell office:value-type="string" table:style-name="ce2">
            <text:p>Schottky Diodes &amp; Rectifiers 15mA 70 Vo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O-35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B1, FB2</text:p>
          </table:table-cell>
          <table:table-cell office:value-type="string" table:style-name="ce2">
            <text:p>Fair-Rite</text:p>
          </table:table-cell>
          <table:table-cell office:value-type="float" office:value="2743001111" table:style-name="ce2">
            <text:p>2743001111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23-2743001111</text:p>
          </table:table-cell>
          <table:table-cell office:value-type="string" table:style-name="ce2">
            <text:p>EMI Filter Beads, Chips &amp; Arrays 43 BEAD ON LEAD Z=68 OHM @ 100MH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J1, J2, J3, J5, J6, J7, J8, J9</text:p>
          </table:table-cell>
          <table:table-cell office:value-type="string" table:style-name="ce2">
            <text:p>Wenzhou QingPu</text:p>
          </table:table-cell>
          <table:table-cell office:value-type="string" table:style-name="ce2">
            <text:p>PJ302M</text:p>
          </table:table-cell>
          <table:table-cell office:value-type="string" table:style-name="ce5">
            <text:p>Thonk</text:p>
          </table:table-cell>
          <table:table-cell office:value-type="string" table:style-name="ce2">
            <text:p>MECH_JK_PJ302M</text:p>
          </table:table-cell>
          <table:table-cell office:value-type="string" table:style-name="ce2">
            <text:p>Right angled 3.5mm Jack Sockets w/Knurled Nuts, No Was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 / Frontpanel</text:p>
          </table:table-cell>
          <table:table-cell table:number-columns-repeated="16372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6">
            <text:p>Futurlec</text:p>
          </table:table-cell>
          <table:table-cell office:value-type="string" table:style-name="ce2">
            <text:p>IDCMH16</text:p>
          </table:table-cell>
          <table:table-cell office:value-type="string" table:style-name="ce2">
            <text:p>16 Pin Shrouded Male Headers ID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1, R2, R3, R10, R12, R14, R16, R32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4990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4990F</text:p>
          </table:table-cell>
          <table:table-cell office:value-type="string" table:style-name="ce2">
            <text:p>Metal Film Resistors - Through Hole 1/4W 499 ohm 1% 500 OHM 1%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4, R5, R6, R17, R18, R19, R20, R21, R23, R25, R27, R28, R29, R30, R33, R34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1F</text:p>
          </table:table-cell>
          <table:table-cell office:value-type="string" table:style-name="ce2">
            <text:p>Metal Film Resistors - Through Hole 1Kohms 1% 100PPM</text:p>
          </table:table-cell>
          <table:table-cell office:value-type="string" table:style-name="ce2">
            <text:p>1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7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2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2F</text:p>
          </table:table-cell>
          <table:table-cell office:value-type="string" table:style-name="ce2">
            <text:p>Metal Film Resistors - Through Hole 10Kohms 1% 100PPM</text:p>
          </table:table-cell>
          <table:table-cell office:value-type="string" table:style-name="ce2">
            <text:p>1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8, R9, R11, R13, R15, R31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1003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1003F</text:p>
          </table:table-cell>
          <table:table-cell office:value-type="string" table:style-name="ce2">
            <text:p>Metal Film Resistors - Through Hole 100Kohms 1% 100PPM</text:p>
          </table:table-cell>
          <table:table-cell office:value-type="string" table:style-name="ce2">
            <text:p>100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22, R24, R26</text:p>
          </table:table-cell>
          <table:table-cell office:value-type="string" table:style-name="ce2">
            <text:p>KOA Speer</text:p>
          </table:table-cell>
          <table:table-cell office:value-type="string" table:style-name="ce2">
            <text:p>MF1/4DCT52R3901F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660-MF1/4DCT52R3901F</text:p>
          </table:table-cell>
          <table:table-cell office:value-type="string" table:style-name="ce2">
            <text:p>Metal Film Resistors - Through Hole 3.9Kohms 1% 100PPM</text:p>
          </table:table-cell>
          <table:table-cell office:value-type="string" table:style-name="ce2">
            <text:p>3.9K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1, U3, U5, U6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LM6172IN/NOPB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926-LM6172IN/NOPB</text:p>
          </table:table-cell>
          <table:table-cell office:value-type="string" table:style-name="ce2">
            <text:p>Operational Amplifiers - Op Amps Dual High Speed,Low Pwr Amp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-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ON Semiconductor / Fairchild</text:p>
          </table:table-cell>
          <table:table-cell office:value-type="string" table:style-name="ce2">
            <text:p>MC78L05ABPX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12-MC78L05ABPX</text:p>
          </table:table-cell>
          <table:table-cell office:value-type="string" table:style-name="ce2">
            <text:p>Linear Voltage Regulators Pos Voltage Reg 3Term 0.1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O-92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TL072IP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TL072IP</text:p>
          </table:table-cell>
          <table:table-cell office:value-type="string" table:style-name="ce2">
            <text:p>Operational Amplifiers - Op Amps Dual JFET In Low N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P8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7</text:p>
          </table:table-cell>
          <table:table-cell office:value-type="string" table:style-name="ce2">
            <text:p>Texas Instruments</text:p>
          </table:table-cell>
          <table:table-cell office:value-type="string" table:style-name="ce2">
            <text:p>SN74HC174N</text:p>
          </table:table-cell>
          <table:table-cell office:value-type="string" table:style-name="ce4">
            <text:p>Mouser</text:p>
          </table:table-cell>
          <table:table-cell office:value-type="string" table:style-name="ce2">
            <text:p>595-SN74HC174N</text:p>
          </table:table-cell>
          <table:table-cell office:value-type="string" table:style-name="ce2">
            <text:p>Flip Flops Hex w/ Clea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P-16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PCB Top</text:p>
          </table:table-cell>
          <table:table-cell table:number-columns-repeated="16372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8-PCB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8-PCB</text:p>
          </table:table-cell>
          <table:table-cell office:value-type="string" table:style-name="ce2">
            <text:p>LZX Industries Castle 111 D Flip Flops PC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ZX Industries</text:p>
          </table:table-cell>
          <table:table-cell office:value-type="string" table:style-name="ce2">
            <text:p>LZX-CSTL8-FPN</text:p>
          </table:table-cell>
          <table:table-cell office:value-type="string" table:style-name="ce8">
            <text:p>LZX Industries</text:p>
          </table:table-cell>
          <table:table-cell office:value-type="string" table:style-name="ce2">
            <text:p>LZX-CSTL8-FPN</text:p>
          </table:table-cell>
          <table:table-cell office:value-type="string" table:style-name="ce2">
            <text:p>LZX Industries Castle 111 D Flip Flops Frontpane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bricated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number-rows-repeated="1048556" table:style-name="ro3">
          <table:table-cell table:number-columns-repeated="16384"/>
        </table:table-row>
        <table:named-expressions>
          <table:named-range table:name="Print_Area" table:cell-range-address="111_D_Flip_Flop.$A$1:111_D_Flip_Flop.$L$20" table:base-cell-address="111_D_Flip_Flop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3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61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="6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felini</meta:initial-creator>
    <dc:creator>felini</dc:creator>
    <meta:creation-date>2019-12-05T22:45:00Z</meta:creation-date>
    <dc:date>2020-02-13T16:03:18Z</dc:date>
    <meta:print-date>2020-02-13T15:58:33Z</meta:print-date>
  </office:meta>
</office:document-meta>
</file>